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officeooo:rsid="00044847" officeooo:paragraph-rsid="00044847" style:font-size-asian="14pt" style:font-weight-asian="bold" style:font-size-complex="14pt" style:font-weight-complex="bold"/>
    </style:style>
    <style:style style:name="P2" style:family="paragraph" style:parent-style-name="Standard">
      <style:text-properties fo:font-size="12pt" style:text-underline-style="none" fo:font-weight="normal" officeooo:rsid="00044847" officeooo:paragraph-rsid="00044847" style:font-size-asian="10.5pt" style:font-weight-asian="normal" style:font-size-complex="12pt" style:font-weight-complex="normal"/>
    </style:style>
    <style:style style:name="P3" style:family="paragraph" style:parent-style-name="Standard" style:list-style-name="L1">
      <style:text-properties fo:font-size="12pt" style:text-underline-style="none" fo:font-weight="normal" officeooo:rsid="00044847" officeooo:paragraph-rsid="00044847" style:font-size-asian="10.5pt" style:font-weight-asian="normal" style:font-size-complex="12pt" style:font-weight-complex="normal"/>
    </style:style>
    <style:style style:name="T1" style:family="text">
      <style:text-properties officeooo:rsid="0005e0a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ature Envy TP</text:p>
      <text:p text:style-name="P1"/>
      <text:p text:style-name="P2"/>
      <text:p text:style-name="P2">En java il faut faire particulièrement attention ou <text:s/>dans quel classe on place une fonctionnalité. Il est fréquent de trouver des méthodes ou des portions de code qui font des traitements en utilisant un seul autre objet et qui devrais donc être placer dans l'autre objet.</text:p>
      <text:p text:style-name="P2"/>
      <text:p text:style-name="P2">Par exemple : Une class A représente un rectangle et une class B fournis une méthode pour M1 pour calculer l'aire d'un rectangle représenté par la class A. La méthode M1 devrais se trouver dans la classe A.</text:p>
      <text:p text:style-name="P2"/>
      <text:p text:style-name="P2">Le projet suivant est un petit utilitaires pour réaliser des traitements sur des <text:span text:style-name="T1">chaînes</text:span> de caractère et les afficher dans la console.</text:p>
      <text:p text:style-name="P2">On trouve la classe « TraitementBaseChaine » qui propose des méthodes de traitements sur les chaînes de caractère et la classe « Printer » qui se charge de l'affichage</text:p>
      <text:p text:style-name="P2"/>
      <text:list xml:id="list7522262368471549629" text:style-name="L1">
        <text:list-item>
          <text:p text:style-name="P3">Recherchez dans le projet un ou plusieurs cas du pattern présenté c<text:span text:style-name="T1">i-</text:span>dessus</text:p>
          <text:p text:style-name="P3"/>
        </text:list-item>
        <text:list-item>
          <text:p text:style-name="P3">Pour chaque cas propos<text:span text:style-name="T1">ez</text:span> une solutions de refactoring qui règle le problème</text:p>
          <text:p text:style-name="P3"/>
        </text:list-item>
        <text:list-item>
          <text:p text:style-name="P3">Implémentez la solution qui vous semble la plus pertinente</text:p>
          <text:p text:style-name="P3"/>
        </text:list-item>
        <text:list-item>
          <text:p text:style-name="P3">Utilisez les tests unitaires pour vérifier que l'aspect fonctionnel n'a pas été modifié</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galerme </meta:initial-creator>
    <meta:creation-date>2014-02-17T17:28:11.629404679</meta:creation-date>
    <meta:generator>LibreOffice/4.1.4.2$Linux_X86_64 LibreOffice_project/410m0$Build-2</meta:generator>
    <dc:date>2014-02-17T17:45:29.080574072</dc:date>
    <dc:creator>rgalerme </dc:creator>
    <meta:editing-duration>P0D</meta:editing-duration>
    <meta:editing-cycles>1</meta:editing-cycles>
    <meta:document-statistic meta:table-count="0" meta:image-count="0" meta:object-count="0" meta:page-count="1" meta:paragraph-count="12" meta:word-count="191" meta:character-count="1096" meta:non-whitespace-character-count="920"/>
  </office:meta>
</office:document-meta>
</file>